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3.519cm" style:rel-column-width="13555*"/>
    </style:style>
    <style:style style:name="Tabelle1.B" style:family="table-column">
      <style:table-column-properties style:column-width="13.494cm" style:rel-column-width="51980*"/>
    </style:style>
    <style:style style:name="Tabelle1.A1" style:family="table-cell">
      <style:table-cell-properties style:vertical-align="middle" fo:padding="0cm" fo:border="none"/>
    </style:style>
    <style:style style:name="Tabelle1.B1" style:family="table-cell">
      <style:table-cell-properties fo:padding="0cm" fo:border="none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4.512cm" style:rel-column-width="55900*"/>
    </style:style>
    <style:style style:name="Tabelle2.B" style:family="table-column">
      <style:table-column-properties style:column-width="1.251cm" style:rel-column-width="4817*"/>
    </style:style>
    <style:style style:name="Tabelle2.C" style:family="table-column">
      <style:table-column-properties style:column-width="1.251cm" style:rel-column-width="4818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3pt" style:font-size-asian="13pt" style:font-size-complex="13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command="Anmerkungen" form:apply-filter="true" form:command-type="table" form:control-implementation="ooo:com.sun.star.form.component.Form" office:target-frame="" xlink:href="" xlink:type="simple">
          <form:text form:name="Textfeld 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feld 2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feld 3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Markierfeld 1" form:control-implementation="ooo:com.sun.star.form.component.CheckBox" xml:id="control4" form:id="control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" form:id="control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" form:id="control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" form:id="control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feld 4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text form:name="Textfeld 2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Markierfeld 1" form:control-implementation="ooo:com.sun.star.form.component.CheckBox" xml:id="control10" form:id="control1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" form:id="control1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2" form:id="control1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3" form:id="control1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4" form:id="control1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5" form:id="control1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6" form:id="control1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7" form:id="control1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8" form:id="control1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9" form:id="control1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0" form:id="control2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1" form:id="control2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2" form:id="control2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3" form:id="control2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4" form:id="control2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5" form:id="control2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6" form:id="control2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7" form:id="control2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8" form:id="control2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9" form:id="control2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0" form:id="control3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1" form:id="control3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2" form:id="control3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3" form:id="control3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plan für Code Review</text:h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Reviewer</text:p>
          </table:table-cell>
          <table:table-cell table:style-name="Tabelle1.B1" office:value-type="string">
            <text:p text:style-name="Table_20_Contents"><draw:control text:anchor-type="as-char" draw:z-index="0" draw:style-name="gr1" draw:text-style-name="P5" svg:width="13.472cm" svg:height="1.001cm" draw:control="control1"/></text:p>
          </table:table-cell>
        </table:table-row>
        <table:table-row>
          <table:table-cell table:style-name="Tabelle1.A1" office:value-type="string">
            <text:p text:style-name="P1">User Story</text:p>
          </table:table-cell>
          <table:table-cell table:style-name="Tabelle1.B1" office:value-type="string">
            <text:p text:style-name="Table_20_Contents"><draw:control text:anchor-type="as-char" draw:z-index="1" draw:style-name="gr1" draw:text-style-name="P5" svg:width="13.45cm" svg:height="1.001cm" draw:control="control2"/></text:p>
          </table:table-cell>
        </table:table-row>
        <table:table-row>
          <table:table-cell table:style-name="Tabelle1.A1" office:value-type="string">
            <text:p text:style-name="P1">Klassen</text:p>
          </table:table-cell>
          <table:table-cell table:style-name="Tabelle1.B1" office:value-type="string">
            <text:p text:style-name="Standard"><draw:control text:anchor-type="as-char" draw:z-index="8" draw:style-name="gr1" draw:text-style-name="P5" svg:width="13.45cm" svg:height="1.001cm" draw:control="control9"/></text:p>
          </table:table-cell>
        </table:table-row>
        <table:table-row>
          <table:table-cell table:style-name="Tabelle1.A1" office:value-type="string">
            <text:p text:style-name="P2">Datum</text:p>
          </table:table-cell>
          <table:table-cell table:style-name="Tabelle1.B1" office:value-type="string">
            <text:p text:style-name="Table_20_Contents"><draw:control text:anchor-type="as-char" draw:z-index="2" draw:style-name="gr1" draw:text-style-name="P5" svg:width="13.45cm" svg:height="1.001cm" draw:control="control3"/></text:p>
          </table:table-cell>
        </table:table-row>
      </table:table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">Zu Beachten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Klar umrissener Zweck der Klasse / Klasse hat Existenzberechtigung</text:p>
          </table:table-cell>
          <table:table-cell table:style-name="Tabelle2.A2" office:value-type="string">
            <text:p text:style-name="Standard"><draw:control text:anchor-type="as-char" draw:z-index="3" draw:style-name="gr2" draw:text-style-name="P5" svg:width="0.451cm" svg:height="0.424cm" draw:control="control4"/></text:p>
          </table:table-cell>
          <table:table-cell table:style-name="Tabelle2.C2" office:value-type="string">
            <text:p text:style-name="Standard"><draw:control text:anchor-type="as-char" draw:z-index="4" draw:style-name="gr2" draw:text-style-name="P5" svg:width="0.451cm" svg:height="0.424cm" draw:control="control5"/></text:p>
          </table:table-cell>
        </table:table-row>
        <table:table-row>
          <table:table-cell table:style-name="Tabelle2.A2" office:value-type="string">
            <text:p text:style-name="Table_20_Contents">Lizenz eingefügt</text:p>
          </table:table-cell>
          <table:table-cell table:style-name="Tabelle2.A2" office:value-type="string">
            <text:p text:style-name="Standard"><draw:control text:anchor-type="as-char" draw:z-index="31" draw:style-name="gr2" draw:text-style-name="P5" svg:width="0.451cm" svg:height="0.424cm" draw:control="control32"/></text:p>
          </table:table-cell>
          <table:table-cell table:style-name="Tabelle2.C2" office:value-type="string">
            <text:p text:style-name="Standard"><draw:control text:anchor-type="as-char" draw:z-index="32" draw:style-name="gr2" draw:text-style-name="P5" svg:width="0.451cm" svg:height="0.424cm" draw:control="control33"/></text:p>
          </table:table-cell>
        </table:table-row>
        <table:table-row>
          <table:table-cell table:style-name="Tabelle2.A2" office:value-type="string">
            <text:p text:style-name="Table_20_Contents">Sinnvoller Klassenname</text:p>
          </table:table-cell>
          <table:table-cell table:style-name="Tabelle2.A2" office:value-type="string">
            <text:p text:style-name="Standard"><draw:control text:anchor-type="as-char" draw:z-index="25" draw:style-name="gr2" draw:text-style-name="P5" svg:width="0.451cm" svg:height="0.424cm" draw:control="control26"/></text:p>
          </table:table-cell>
          <table:table-cell table:style-name="Tabelle2.C2" office:value-type="string">
            <text:p text:style-name="Standard"><draw:control text:anchor-type="as-char" draw:z-index="26" draw:style-name="gr2" draw:text-style-name="P5" svg:width="0.451cm" svg:height="0.424cm" draw:control="control27"/></text:p>
          </table:table-cell>
        </table:table-row>
        <table:table-row>
          <table:table-cell table:style-name="Tabelle2.A2" office:value-type="string">
            <text:p text:style-name="Table_20_Contents">Kommentierung der Klasse</text:p>
          </table:table-cell>
          <table:table-cell table:style-name="Tabelle2.A2" office:value-type="string">
            <text:p text:style-name="Standard"><draw:control text:anchor-type="as-char" draw:z-index="5" draw:style-name="gr2" draw:text-style-name="P5" svg:width="0.451cm" svg:height="0.424cm" draw:control="control6"/></text:p>
          </table:table-cell>
          <table:table-cell table:style-name="Tabelle2.C2" office:value-type="string">
            <text:p text:style-name="Standard"><draw:control text:anchor-type="as-char" draw:z-index="6" draw:style-name="gr2" draw:text-style-name="P5" svg:width="0.451cm" svg:height="0.424cm" draw:control="control7"/></text:p>
          </table:table-cell>
        </table:table-row>
        <table:table-row>
          <table:table-cell table:style-name="Tabelle2.A2" office:value-type="string">
            <text:p text:style-name="Table_20_Contents">Sinnvolle Methodennamen</text:p>
          </table:table-cell>
          <table:table-cell table:style-name="Tabelle2.A2" office:value-type="string">
            <text:p text:style-name="Standard"><draw:control text:anchor-type="as-char" draw:z-index="27" draw:style-name="gr2" draw:text-style-name="P5" svg:width="0.451cm" svg:height="0.424cm" draw:control="control28"/></text:p>
          </table:table-cell>
          <table:table-cell table:style-name="Tabelle2.C2" office:value-type="string">
            <text:p text:style-name="Standard"><draw:control text:anchor-type="as-char" draw:z-index="28" draw:style-name="gr2" draw:text-style-name="P5" svg:width="0.451cm" svg:height="0.424cm" draw:control="control29"/></text:p>
          </table:table-cell>
        </table:table-row>
        <table:table-row>
          <table:table-cell table:style-name="Tabelle2.A2" office:value-type="string">
            <text:p text:style-name="Table_20_Contents">Kommentierung aller Methoden</text:p>
          </table:table-cell>
          <table:table-cell table:style-name="Tabelle2.A2" office:value-type="string">
            <text:p text:style-name="Standard"><draw:control text:anchor-type="as-char" draw:z-index="9" draw:style-name="gr2" draw:text-style-name="P5" svg:width="0.451cm" svg:height="0.424cm" draw:control="control10"/></text:p>
          </table:table-cell>
          <table:table-cell table:style-name="Tabelle2.C2" office:value-type="string">
            <text:p text:style-name="Standard"><draw:control text:anchor-type="as-char" draw:z-index="10" draw:style-name="gr2" draw:text-style-name="P5" svg:width="0.451cm" svg:height="0.424cm" draw:control="control11"/></text:p>
          </table:table-cell>
        </table:table-row>
        <table:table-row>
          <table:table-cell table:style-name="Tabelle2.A2" office:value-type="string">
            <text:p text:style-name="Table_20_Contents">Sinnvolle Variablennamen</text:p>
          </table:table-cell>
          <table:table-cell table:style-name="Tabelle2.A2" office:value-type="string">
            <text:p text:style-name="Standard"><draw:control text:anchor-type="as-char" draw:z-index="29" draw:style-name="gr2" draw:text-style-name="P5" svg:width="0.451cm" svg:height="0.424cm" draw:control="control30"/></text:p>
          </table:table-cell>
          <table:table-cell table:style-name="Tabelle2.C2" office:value-type="string">
            <text:p text:style-name="Standard"><draw:control text:anchor-type="as-char" draw:z-index="30" draw:style-name="gr2" draw:text-style-name="P5" svg:width="0.451cm" svg:height="0.424cm" draw:control="control31"/></text:p>
          </table:table-cell>
        </table:table-row>
        <table:table-row>
          <table:table-cell table:style-name="Tabelle2.A2" office:value-type="string">
            <text:p text:style-name="Table_20_Contents">Sinn aller Variablen verständlich</text:p>
          </table:table-cell>
          <table:table-cell table:style-name="Tabelle2.A2" office:value-type="string">
            <text:p text:style-name="Standard"><draw:control text:anchor-type="as-char" draw:z-index="11" draw:style-name="gr2" draw:text-style-name="P5" svg:width="0.451cm" svg:height="0.424cm" draw:control="control12"/></text:p>
          </table:table-cell>
          <table:table-cell table:style-name="Tabelle2.C2" office:value-type="string">
            <text:p text:style-name="Standard"><draw:control text:anchor-type="as-char" draw:z-index="12" draw:style-name="gr2" draw:text-style-name="P5" svg:width="0.451cm" svg:height="0.424cm" draw:control="control13"/></text:p>
          </table:table-cell>
        </table:table-row>
        <table:table-row>
          <table:table-cell table:style-name="Tabelle2.A2" office:value-type="string">
            <text:p text:style-name="Table_20_Contents">Ausreichende Kommentierung innerhalb einer Methode</text:p>
          </table:table-cell>
          <table:table-cell table:style-name="Tabelle2.A2" office:value-type="string">
            <text:p text:style-name="Standard"><draw:control text:anchor-type="as-char" draw:z-index="13" draw:style-name="gr2" draw:text-style-name="P5" svg:width="0.451cm" svg:height="0.424cm" draw:control="control14"/></text:p>
          </table:table-cell>
          <table:table-cell table:style-name="Tabelle2.C2" office:value-type="string">
            <text:p text:style-name="Standard"><draw:control text:anchor-type="as-char" draw:z-index="14" draw:style-name="gr2" draw:text-style-name="P5" svg:width="0.451cm" svg:height="0.424cm" draw:control="control15"/></text:p>
          </table:table-cell>
        </table:table-row>
        <table:table-row>
          <table:table-cell table:style-name="Tabelle2.A2" office:value-type="string">
            <text:p text:style-name="Table_20_Contents">Aufsplittung langer Funktionen in Unteraufgaben</text:p>
          </table:table-cell>
          <table:table-cell table:style-name="Tabelle2.A2" office:value-type="string">
            <text:p text:style-name="Standard"><draw:control text:anchor-type="as-char" draw:z-index="15" draw:style-name="gr2" draw:text-style-name="P5" svg:width="0.451cm" svg:height="0.424cm" draw:control="control16"/></text:p>
          </table:table-cell>
          <table:table-cell table:style-name="Tabelle2.C2" office:value-type="string">
            <text:p text:style-name="Standard"><draw:control text:anchor-type="as-char" draw:z-index="16" draw:style-name="gr2" draw:text-style-name="P5" svg:width="0.451cm" svg:height="0.424cm" draw:control="control17"/></text:p>
          </table:table-cell>
        </table:table-row>
        <table:table-row>
          <table:table-cell table:style-name="Tabelle2.A2" office:value-type="string">
            <text:p text:style-name="Table_20_Contents">Keine nicht aufgerufenen Methoden/Variablen</text:p>
          </table:table-cell>
          <table:table-cell table:style-name="Tabelle2.A2" office:value-type="string">
            <text:p text:style-name="Standard"><draw:control text:anchor-type="as-char" draw:z-index="17" draw:style-name="gr2" draw:text-style-name="P5" svg:width="0.451cm" svg:height="0.424cm" draw:control="control18"/></text:p>
          </table:table-cell>
          <table:table-cell table:style-name="Tabelle2.C2" office:value-type="string">
            <text:p text:style-name="Standard"><draw:control text:anchor-type="as-char" draw:z-index="18" draw:style-name="gr2" draw:text-style-name="P5" svg:width="0.451cm" svg:height="0.424cm" draw:control="control19"/></text:p>
          </table:table-cell>
        </table:table-row>
        <table:table-row>
          <table:table-cell table:style-name="Tabelle2.A2" office:value-type="string">
            <text:p text:style-name="Table_20_Contents">Kein nicht erreichbarer Code</text:p>
          </table:table-cell>
          <table:table-cell table:style-name="Tabelle2.A2" office:value-type="string">
            <text:p text:style-name="Standard"><draw:control text:anchor-type="as-char" draw:z-index="19" draw:style-name="gr2" draw:text-style-name="P5" svg:width="0.451cm" svg:height="0.424cm" draw:control="control20"/></text:p>
          </table:table-cell>
          <table:table-cell table:style-name="Tabelle2.C2" office:value-type="string">
            <text:p text:style-name="Standard"><draw:control text:anchor-type="as-char" draw:z-index="20" draw:style-name="gr2" draw:text-style-name="P5" svg:width="0.451cm" svg:height="0.424cm" draw:control="control21"/></text:p>
          </table:table-cell>
        </table:table-row>
        <table:table-row>
          <table:table-cell table:style-name="Tabelle2.A2" office:value-type="string">
            <text:p text:style-name="Table_20_Contents">Keine Testroutinen</text:p>
          </table:table-cell>
          <table:table-cell table:style-name="Tabelle2.A2" office:value-type="string">
            <text:p text:style-name="Standard"><draw:control text:anchor-type="as-char" draw:z-index="21" draw:style-name="gr2" draw:text-style-name="P5" svg:width="0.451cm" svg:height="0.424cm" draw:control="control22"/></text:p>
          </table:table-cell>
          <table:table-cell table:style-name="Tabelle2.C2" office:value-type="string">
            <text:p text:style-name="Standard"><draw:control text:anchor-type="as-char" draw:z-index="22" draw:style-name="gr2" draw:text-style-name="P5" svg:width="0.451cm" svg:height="0.424cm" draw:control="control23"/></text:p>
          </table:table-cell>
        </table:table-row>
        <table:table-row>
          <table:table-cell table:style-name="Tabelle2.A2" office:value-type="string">
            <text:p text:style-name="Table_20_Contents">Formatierung eingehalten</text:p>
          </table:table-cell>
          <table:table-cell table:style-name="Tabelle2.A2" office:value-type="string">
            <text:p text:style-name="Standard"><draw:control text:anchor-type="as-char" draw:z-index="23" draw:style-name="gr2" draw:text-style-name="P5" svg:width="0.451cm" svg:height="0.424cm" draw:control="control24"/></text:p>
          </table:table-cell>
          <table:table-cell table:style-name="Tabelle2.C2" office:value-type="string">
            <text:p text:style-name="Standard"><draw:control text:anchor-type="as-char" draw:z-index="24" draw:style-name="gr2" draw:text-style-name="P5" svg:width="0.451cm" svg:height="0.424cm" draw:control="control25"/></text:p>
          </table:table-cell>
        </table:table-row>
        <table:table-row>
          <table:table-cell table:style-name="Tabelle2.C2" table:number-columns-spanned="3" office:value-type="string">
            <text:p text:style-name="Table_20_Contents">Anmerkungen:</text:p>
            <text:p text:style-name="Table_20_Contents"><draw:control text:anchor-type="as-char" draw:z-index="7" draw:style-name="gr1" draw:text-style-name="P5" svg:width="16.696cm" svg:height="2.386cm" draw:control="control8"/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0:34:27.54</meta:creation-date>
    <dc:date>2013-02-15T11:00:50.59</dc:date>
    <meta:editing-duration>PT26M21S</meta:editing-duration>
    <meta:editing-cycles>4</meta:editing-cycles>
    <meta:generator>OpenOffice.org/3.4.1$Win32 OpenOffice.org_project/341m1$Build-9593</meta:generator>
    <meta:document-statistic meta:table-count="2" meta:image-count="0" meta:object-count="0" meta:page-count="1" meta:paragraph-count="56" meta:word-count="63" meta:character-count="562"/>
  </office:meta>
</office:document-meta>
</file>